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master-page-name="Standard">
      <style:paragraph-properties style:page-number="auto"/>
    </style:style>
    <style:style style:name="P4" style:family="paragraph" style:parent-style-name="Standard" style:list-style-name="L1"/>
    <style:style style:name="P5" style:family="paragraph" style:parent-style-name="Standard" style:list-style-name="L2">
      <style:text-properties style:font-name="Calibri1"/>
    </style:style>
    <style:style style:name="P6" style:family="paragraph" style:parent-style-name="Standard" style:list-style-name="L3"/>
    <style:style style:name="P7" style:family="paragraph" style:parent-style-name="Standard">
      <style:paragraph-properties fo:text-align="start" style:justify-single-word="false"/>
    </style:style>
    <style:style style:name="P8" style:family="paragraph" style:parent-style-name="Standard" style:list-style-name="L4">
      <style:paragraph-properties fo:text-align="start" style:justify-single-word="false"/>
    </style:style>
    <style:style style:name="P9"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jQuery $.find method may travel through multiple levels down to get the descendent elements. Whereas, the $.children method can go to just one level down.</text:p>
      <text:p text:style-name="Standard"><text:s/>Explain .empty() vs .remove() vs .detach() in Jquery</text:p>
      <text:p text:style-name="Standard"><text:span text:style-name="T1">.empty() =&gt;</text:span> method is used to remove all the child elements from matched elements.</text:p>
      <text:p text:style-name="Standard"><text:span text:style-name="T1">.remove()=&gt; </text:span>method is used to remove all the matched element. This method will remove all the jQuery data associated with the matched element.</text:p>
      <text:p text:style-name="Standard"><text:span text:style-name="T1">.detach() =&gt;</text:span> method is same as .remove() method except that the .detach() method doesn’t remove jQuery data associated with the matched elements.</text:p>
      <text:p text:style-name="Standard"><text:span text:style-name="T1">.remove() =&gt; </text:span>is faster than .empty() or .detach() method.</text:p>
      <text:p text:style-name="Standard"><text:span text:style-name="T1">.detach() =&gt;</text:span> The jQuery detach() method is used to remove the selected elements, including all texts and child nodes and keeps only data and events.</text:p>
      <text:p text:style-name="Standard"><text:span text:style-name="T1">.remove() =&gt; </text:span>method: This method is used to remove the elements as well as its data and events.</text:p>
      <text:p text:style-name="Standard"><text:span text:style-name="T1">.empty() =&gt;</text:span> method: This method is used to remove only the content from the selected elements.</text:p>
      <text:p text:style-name="Standard"/>
      <text:p text:style-name="Standard">The difference between live() and delegate() methods is live() function will not work in chaining. It will work only on an selector or an element while delegate() method can work in chaining.</text:p>
      <text:p text:style-name="Standard"/>
      <text:p text:style-name="P1">What is difference between $(this) and this in jQuery ?</text:p>
      <text:p text:style-name="Standard">this and $(this) references the same element but the difference is that “this” is used in traditional way but when “this” is used with $() then it becomes a jQuery object on which we can use the functions of jQuery.?</text:p>
      <text:p text:style-name="Standard"/>
      <text:p text:style-name="Standard"><text:span text:style-name="T1">Document.ready() </text:span>function is called as soon as DOM is loaded where body.onload() function is called when everything gets loaded on the page that includes DOM, images and all associated resources of the page.</text:p>
      <text:p text:style-name="Standard"/>
      <text:p text:style-name="Standard"><text:span text:style-name="T1">Require() =&gt;</text:span> The Require() is used to include a file, It create fatal error if file not found and terminate script.</text:p>
      <text:list xml:id="list5242725418230417068" text:style-name="L1">
        <text:list-item>
          <text:p text:style-name="P4"><text:span text:style-name="T1">show() =&gt; </text:span>It displays or shows the selected elements.</text:p>
        </text:list-item>
        <text:list-item>
          <text:p text:style-name="P4"><text:span text:style-name="T1">hide() =&gt; </text:span>It hides the matched or selected elements.</text:p>
        </text:list-item>
        <text:list-item>
          <text:p text:style-name="P4"><text:span text:style-name="T1">toggle() =&gt; </text:span>It shows or hides the matched elements. In other words, it toggles between the hide() and show() methods.</text:p>
        </text:list-item>
        <text:list-item>
          <text:p text:style-name="P4"><text:span text:style-name="T1">fadeIn() =&gt;</text:span> It shows the matched elements by fading it to opaque. In other words, it fades in the selected elements.</text:p>
        </text:list-item>
        <text:list-item>
          <text:p text:style-name="P4"><text:span text:style-name="T1">fadeOut() =&gt;</text:span> It shows the matched elements by fading it to transparent. In other words, it fades out the selected elements.</text:p>
        </text:list-item>
        <text:list-item>
          <text:p text:style-name="P4"><text:span text:style-name="T1">last() =&gt; </text:span>it is used to find the last element of the specified elements.</text:p>
        </text:list-item>
        <text:list-item>
          <text:p text:style-name="P4"><text:span text:style-name="T1">first() =&gt; i</text:span>t is used to find the first element of the specified elements.</text:p>
        </text:list-item>
        <text:list-item>
          <text:p text:style-name="P4"><text:span text:style-name="T1">unwrap() =&gt; </text:span>The unwrap() method is an inbuilt method in jQuery which is used to remove the parent element from the selected element.</text:p>
        </text:list-item>
        <text:list-item>
          <text:p text:style-name="P4"><text:soft-page-break/><text:span text:style-name="T1">val() =&gt;</text:span> The val() method is an inbuilt method in jQuery which is used to returns or set the value of attribute for the selected elements. </text:p>
        </text:list-item>
        <text:list-item>
          <text:p text:style-name="P4"><text:span text:style-name="T1">wrapAll() =&gt; </text:span>The wrapAll() method is an inbuilt method in jQuery which is used when the specified element will wrapped against all the selected elements.</text:p>
        </text:list-item>
      </text:list>
      <text:p text:style-name="Standard"><text:span text:style-name="T1">jQuery detach() =&gt; </text:span>The jQuery detach() method is used to remove the selected elements, including all texts and child nodes and keeps only data and events.</text:p>
      <text:p text:style-name="Standard">This method saves a copy of the removed elements to reinsert them whenever they needed later.</text:p>
      <text:p text:style-name="Standard"/>
      <text:list xml:id="list4816296558861781982" text:style-name="L2">
        <text:list-item>
          <text:p text:style-name="P5"><text:span text:style-name="T1">ClearQueue() =&gt; </text:span>It is used to remove all remaining queued functions from the selected elements.</text:p>
        </text:list-item>
        <text:list-item>
          <text:p text:style-name="P5"><text:span text:style-name="T1">delay()<text:tab/>=&gt; </text:span>sets delay execution for all the queued functions on the selected elements.</text:p>
        </text:list-item>
        <text:list-item>
          <text:p text:style-name="P5"><text:span text:style-name="T1">Dequeue() <text:s/>=&gt; </text:span>It is used to remove the next function from the queue, and then execute the function.</text:p>
        </text:list-item>
        <text:list-item>
          <text:p text:style-name="P5"><text:span text:style-name="T1">Fadein() <text:s/>=&gt; <text:s/></text:span>shows the matched elements by fading it to opaque. In other words, it fades in the selected elements.</text:p>
        </text:list-item>
        <text:list-item>
          <text:p text:style-name="P5"><text:span text:style-name="T1">Fadeout() =&gt; <text:s/></text:span>shows the matched elements by fading it to transparent. In other words, it fades out the selected elements.</text:p>
        </text:list-item>
        <text:list-item>
          <text:p text:style-name="P5"><text:span text:style-name="T1">Fadeto() <text:s/>=&gt; </text:span>adjusts opacity for the matched element. In other words, it fades in/out the selected elements.</text:p>
        </text:list-item>
        <text:list-item>
          <text:p text:style-name="P5"><text:span text:style-name="T1">Fadetoggle() <text:s/>=&gt; </text:span>shows or hides the matched element. In other words, toggles between the fadeIn() and fadeOut() methods.</text:p>
        </text:list-item>
        <text:list-item>
          <text:p text:style-name="P5"><text:span text:style-name="T1">Finish() =&gt; </text:span>It stops, removes and complete all queued animation for the selected elements.</text:p>
        </text:list-item>
        <text:list-item>
          <text:p text:style-name="P5"><text:span text:style-name="T1">queue() =&gt;</text:span> shows or manipulates the queue of methods i.e. to be executed on the selected elements.</text:p>
        </text:list-item>
        <text:list-item>
          <text:p text:style-name="P5"><text:span text:style-name="T1">slidedown() =&gt;</text:span><text:tab/>shows the matched elements with slide.</text:p>
        </text:list-item>
        <text:list-item>
          <text:p text:style-name="P5"><text:span text:style-name="T1">slidetoggle() =&gt; </text:span>shows or hides the matched elements with slide. In other words, it is used to toggle between the slideUp() and slideDown() methods.</text:p>
        </text:list-item>
        <text:list-item>
          <text:p text:style-name="P5"><text:span text:style-name="T1">slideup() =&gt;</text:span> hides the matched elements with slide.</text:p>
        </text:list-item>
        <text:list-item>
          <text:p text:style-name="P5"><text:span text:style-name="T1">stop()<text:tab/>=&gt;</text:span> stops the animation which is running on the matched elements.</text:p>
        </text:list-item>
        <text:list-item>
          <text:p text:style-name="P5"><text:span text:style-name="T1">toggle() =&gt;</text:span> shows or hides the matched elements. In other words, it toggles between the hide() and show() methods.</text:p>
        </text:list-item>
      </text:list>
      <text:p text:style-name="P1">What is difference between prop and attr?</text:p>
      <text:list xml:id="list8661351804403528715" text:style-name="L3">
        <text:list-item>
          <text:p text:style-name="P6">In jQuery both prop() and attr() function is used to set/get the value of specified property of an element.</text:p>
        </text:list-item>
        <text:list-item>
          <text:p text:style-name="P6">The difference in both the function is that attr() returns the default value of the property while the prop() returns the current value of the property.&lt;input value="My Value" type="text"/&gt;</text:p>
        </text:list-item>
      </text:list>
      <text:p text:style-name="Standard">$('input').prop('value', 'Changed Value');</text:p>
      <text:p text:style-name="Standard">- .attr('value') will return 'My Value'</text:p>
      <text:p text:style-name="Standard">- .prop('value') will return 'Changed Value'</text:p>
      <text:p text:style-name="Standard"/>
      <text:p text:style-name="P2"><text:soft-page-break/><text:s/>Define jQuery with its core features?</text:p>
      <text:list xml:id="list6574012065046953197" text:style-name="L4">
        <text:list-item>
          <text:p text:style-name="P8">DOM manipulation- DOM elements can be easily traversed, modified.</text:p>
        </text:list-item>
        <text:list-item>
          <text:p text:style-name="P8">Animations- Lots of built-in animations.</text:p>
        </text:list-item>
        <text:list-item>
          <text:p text:style-name="P8">AJAX- Assist a lot in developing responsive and feature rich site using AJAX.</text:p>
        </text:list-item>
        <text:list-item>
          <text:p text:style-name="P8">Lightweight- About 19kb in size.</text:p>
        </text:list-item>
        <text:list-item>
          <text:p text:style-name="P8">Event handling- Several events can be captured with ease with event handlers.</text:p>
        </text:list-item>
        <text:list-item>
          <text:p text:style-name="P8">Cross-browser support- Works well with IE 6.0+, Safari, Chrome and Opera, Firefox.</text:p>
        </text:list-item>
      </text:list>
      <text:p text:style-name="P7"/>
      <text:p text:style-name="P7"><text:span text:style-name="T1">event.preventDefault() =&gt; </text:span><text:s/>Stops the default action of an element from happening.</text:p>
      <text:p text:style-name="P7"><text:span text:style-name="T1">event.stopPropagation() =&gt;</text:span> Prevents the event from bubbling up the DOM tree</text:p>
      <text:p text:style-name="P7"/>
      <text:p text:style-name="P2">How to check if the element is hidden or visible using JQuery?</text:p>
      <text:p text:style-name="P7">You can use ‘is()’ method for ‘display’ or ‘hidden’ property, it returns Boolean variable, see below snippet</text:p>
      <text:p text:style-name="P7">$(“#txtEmpName”).is(“:visible”);</text:p>
      <text:p text:style-name="P7">How do you check if an element is empty?</text:p>
      <text:p text:style-name="P7">if ($(‘#element’).is(‘:empty’)){</text:p>
      <text:p text:style-name="P7"><text:tab/>//Element is empty</text:p>
      <text:p text:style-name="P7">}</text:p>
      <text:p text:style-name="P7">How do you check if an element exists or not in jQuery?</text:p>
      <text:p text:style-name="P7">if ($(‘#element’).length &gt; 0){</text:p>
      <text:p text:style-name="P7"><text:tab/>//Element Exists</text:p>
      <text:p text:style-name="P7"/>
      <text:p text:style-name="P7">}</text:p>
      <text:p text:style-name="P7"><text:span text:style-name="T1">What is the use of jquery.each() function?</text:span></text:p>
      <text:p text:style-name="P7">The $.each() function is used to iterate over a jQuery object. The $.each() function can be used to iterate over any collection, whether it is an object or an array.</text:p>
      <text:p text:style-name="P7"/>
      <text:p text:style-name="P2">What is the difference between parent() and parents() methods in jQuery?</text:p>
      <text:p text:style-name="P7">The basic difference is the parent() function travels only one level in the DOM tree, where parents() function search through the whole DOM tree.</text:p>
      <text:p text:style-name="P7"/>
      <text:p text:style-name="P2">What is the difference between .js and .min.js?</text:p>
      <text:p text:style-name="P7">JQuery library comes in 2 different versions Development and Production/Deployment. The deployment version is also known as the minified version. So .min.js is basically the minified version of the jQuery library file. Both the files are same as far as functionality is concerned. but .min.js is quite small in size so it loads quickly and saves bandwidth.</text:p>
      <text:p text:style-name="P7"/>
      <text:p text:style-name="P2"><text:soft-page-break/>What is a CDN?</text:p>
      <text:p text:style-name="P7">A content delivery network or content distribution network (CDN) is a large distributed system of servers deployed in multiple data centers across the Internet. The goal of a CDN is to serve content to end-users with high availability and high performance.</text:p>
      <text:p text:style-name="P7"><text:span text:style-name="T1">What is event.PreventDefault?</text:span></text:p>
      <text:p text:style-name="P7">The event.preventDefault() method stops the default action of an element from happening. For example, Prevents a link from following the URL.</text:p>
      <text:p text:style-name="P7"/>
      <text:p text:style-name="P2">What is the difference between text() and HTML() in jQuery?</text:p>
      <text:p text:style-name="P7">The text() method return text value inside an HTML element whereas HTML() method returns the entire HTML syntax.</text:p>
      <text:p text:style-name="P7"/>
      <text:p text:style-name="P7">The text() method is used to manipulate the value and the HTML() method is used to manage the HTML object or properties.</text:p>
      <text:p text:style-name="P7"/>
      <text:p text:style-name="P2">What is the difference between event.PreventDefault and “return false”?</text:p>
      <text:p text:style-name="P7">e.preventDefault() will prevent the default event from occurring, e.stopPropagation() will prevent the event from bubbling up and return false will do both.</text:p>
      <text:p text:style-name="P7"/>
      <text:p text:style-name="P2">What is the difference between event.stopPropagation and event.stopImmediatePropagation?</text:p>
      <text:p text:style-name="P7">event.stopPropagation() allows other handlers on the same element to be executed, while event.stopImmediatePropagation() prevents every event from running.</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51</meta:editing-cycles>
    <meta:creation-date>2017-06-16T11:30:00</meta:creation-date>
    <dc:date>2019-06-18T15:25:07.68</dc:date>
    <meta:editing-duration>PT57M25S</meta:editing-duration>
    <meta:generator>OpenOffice/4.1.3$Win32 OpenOffice.org_project/413m1$Build-9783</meta:generator>
    <meta:print-date>2018-01-22T13:59:36.07</meta:print-date>
    <meta:document-statistic meta:table-count="0" meta:image-count="0" meta:object-count="0" meta:page-count="4" meta:paragraph-count="84" meta:word-count="1308" meta:character-count="79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